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14pt" fo:font-weight="normal" style:font-size-asian="14pt" style:font-weight-asian="normal" style:font-size-complex="14pt" style:font-weight-complex="normal"/>
    </style:style>
    <style:style style:name="P3" style:family="paragraph" style:parent-style-name="Standard" style:list-style-name="L1">
      <style:text-properties fo:font-size="12pt" fo:font-weight="normal" style:font-size-asian="10.5pt" style:font-weight-asian="normal" style:font-size-complex="12pt" style:font-weight-complex="normal"/>
    </style:style>
    <style:style style:name="P4" style:family="paragraph" style:parent-style-name="Standard" style:list-style-name="L1">
      <style:text-properties fo:color="#666666" fo:font-size="12pt" fo:font-weight="normal" style:font-size-asian="10.5pt" style:font-weight-asian="normal" style:font-size-complex="12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_Flexystruder 0.5 Assembly Instructions</text:p>
      <text:p text:style-name="P2"/>
      <text:list xml:id="list899762840" text:style-name="L1">
        <text:list-item>
          <text:p text:style-name="P4">Print one flexystruder_0.75</text:p>
          <text:list>
            <text:list-item>
              <text:p text:style-name="P4">If you're building a new extruder from scratch, you'll need to print 1 extruder washer, 1 large and 1 small herringbone gears. Otherwise, you can scavenge these from another Lulzbot extruder.</text:p>
            </text:list-item>
          </text:list>
        </text:list-item>
        <text:list-item>
          <text:p text:style-name="P3">Install 1 M5 thermal insert into the side of the flexystruder body. The top of the insert should be flush with the surface of the extruder body.</text:p>
        </text:list-item>
        <text:list-item>
          <text:p text:style-name="P3">Drill out filament hole with a 6.5mm bit. You want it to be tight around the PTFE tube, but too tight and it'll split the body.</text:p>
        </text:list-item>
        <text:list-item>
          <text:p text:style-name="P3">Drill the PTFE tube to an inner diameter of 3.5mm, then slide onto the shaft of a 2.5mm hex driver (in the Lulzbot toolkit). </text:p>
        </text:list-item>
        <text:list-item>
          <text:p text:style-name="P3">Starting at the bottom of the extruder body, press the PTFE tube into the extruder body until a small amount is protruding from both top and bottom. Cut these flush with the surfaces.</text:p>
        </text:list-item>
        <text:list-item>
          <text:p text:style-name="P3">Using an 8mm drillbit, ream out the center hole for the hobbed bolt. You should be cutting mostly through the PTFE, going slower produces a cleaner cut. You may need to ream the top half of the PTFE tube with the 3.5mm drillbit again, as this step tends to close the tube up a bit.</text:p>
        </text:list-item>
        <text:list-item>
          <text:p text:style-name="P3">Press the M8 hobbed bolt into the larger gear, then stack 4 M8 washers, 1 608ZZ bearing and the printed washer on the hobbed bolt. Press it in to the front of the extruder body (the one that printed flat on the glass).</text:p>
        </text:list-item>
        <text:list-item>
          <text:p text:style-name="P3">On the other side of the extruder, stack 1 M8 washer, 1 608ZZ bearing, another M8 washer and an M8 locking nut onto the hobbed bolt. Tighten and verify that the hobbed section of the bolt lines up with the PTFE tube.</text:p>
        </text:list-item>
        <text:list-item>
          <text:p text:style-name="P3">Press 2 M4 hex nuts into the holes on the base of the extruder using pliers or chanel locks.</text:p>
        </text:list-item>
        <text:list-item>
          <text:p text:style-name="P3">Thread an M3x8 bolt into the threaded insert, only finger tight. Tighten this more only if you are experiencing filament stripping.</text:p>
        </text:list-item>
        <text:list-item>
          <text:p text:style-name="P3">Attach the small gear to the shaft of a NEMA17 using an M3 hex nut and M3x6 grub screw (the nut slides into the rectangular hole in the bottom of the gear).</text:p>
        </text:list-item>
        <text:list-item>
          <text:p text:style-name="P3">Using 3 M3x10mm bolts with washers, attach the NEMA17 motor to the extruder body so that the teeth of the larger and smaller gears line up. Make sure that the gears are pressed together tight enough that there is no backlash, but not overly tight. </text:p>
        </text:list-item>
        <text:list-item>
          <text:p text:style-name="P3">Mount on printer. Print lots of flexy thing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26T14:57:33</meta:creation-date>
    <dc:date>2014-02-10T19:15:51</dc:date>
    <meta:editing-duration>PT7M54S</meta:editing-duration>
    <meta:editing-cycles>3</meta:editing-cycles>
    <meta:generator>LibreOffice/3.5$Linux_X86_64 LibreOffice_project/350m1$Build-2</meta:generator>
    <dc:creator>aleph </dc:creator>
    <meta:document-statistic meta:table-count="0" meta:image-count="0" meta:object-count="0" meta:page-count="1" meta:paragraph-count="15" meta:word-count="427" meta:character-count="71" meta:non-whitespace-character-count="1855"/>
  </office:meta>
</office:document-meta>
</file>